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5000b" draw:opacity="100%" draw:textarea-vertical-align="middl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 fo:min-height="19.328cm" fo:min-width="2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102cm" svg:stroke-color="#0000ff" draw:marker-start="Arrow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1.429cm" svg:height="5.587cm" svg:x="19.812cm" svg:y="3.048cm" svg:viewBox="0 0 11430 5588" draw:points="0,5588 10160,0 11430,3048">
          <text:p/>
        </draw:polygon>
        <draw:custom-shape draw:style-name="gr2" draw:text-style-name="P1" draw:layer="layout" svg:width="29.626cm" svg:height="27.686cm" svg:x="-9.052cm" svg:y="-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4.513cm" svg:height="4.513cm" svg:x="3.556cm" svg:y="10.473cm">
          <draw:image xlink:href="Pictures/100002010000008000000080932A4B2F.png" xlink:type="simple" xlink:show="embed" xlink:actuate="onLoad">
            <text:p/>
          </draw:image>
        </draw:frame>
        <draw:frame draw:style-name="gr3" draw:text-style-name="P1" draw:layer="layout" svg:width="4.513cm" svg:height="4.513cm" svg:x="20.233cm" svg:y="5.134cm">
          <draw:image xlink:href="Pictures/100002010000008000000080932A4B2F.png" xlink:type="simple" xlink:show="embed" xlink:actuate="onLoad">
            <text:p/>
          </draw:image>
        </draw:frame>
        <draw:line draw:style-name="gr4" draw:text-style-name="P1" draw:layer="layout" svg:x1="8.069cm" svg:y1="12.7cm" svg:x2="19.812cm" svg:y2="8.63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ndotux </meta:initial-creator>
    <meta:creation-date>2015-01-28T16:23:45.137713654</meta:creation-date>
    <dc:date>2015-01-28T16:57:06.695797210</dc:date>
    <dc:creator>Sendotux </dc:creator>
    <meta:editing-duration>PT14M54S</meta:editing-duration>
    <meta:editing-cycles>2</meta:editing-cycles>
    <meta:generator>LibreOffice/4.3.3.2$Linux_X86_64 LibreOffice_project/430m0$Build-2</meta:generator>
    <meta:document-statistic meta:object-count="28"/>
  </office:meta>
</office:document-meta>
</file>